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style style:name="P2" style:family="paragraph" style:parent-style-name="Standard">
      <style:text-properties style:font-name="Courier New" fo:font-size="10pt" officeooo:rsid="000810d0" officeooo:paragraph-rsid="000810d0" style:font-size-asian="10pt" style:font-size-complex="10pt"/>
    </style:style>
    <style:style style:name="P3" style:family="paragraph" style:parent-style-name="Standard">
      <style:text-properties fo:color="#808080" style:font-name="Courier New" fo:font-size="10pt" officeooo:rsid="000810d0" officeooo:paragraph-rsid="000810d0" style:font-size-asian="10pt" style:font-size-complex="10pt"/>
    </style:style>
    <style:style style:name="P4" style:family="paragraph" style:parent-style-name="Standard">
      <style:text-properties fo:color="#808080" style:font-name="Courier New" fo:font-size="10pt" officeooo:rsid="000810d0" officeooo:paragraph-rsid="000810d0" style:font-size-asian="10pt" style:font-size-complex="10pt"/>
    </style:style>
    <style:style style:name="P5" style:family="paragraph" style:parent-style-name="Standard">
      <style:text-properties fo:color="#000000" style:font-name="Courier New" fo:font-size="10pt" officeooo:rsid="0008f8ad" officeooo:paragraph-rsid="0008f8ad" style:font-size-asian="10pt" style:font-size-complex="10pt"/>
    </style:style>
    <style:style style:name="P6" style:family="paragraph" style:parent-style-name="Standard">
      <style:text-properties fo:color="#009900" style:font-name="Courier New" fo:font-size="10pt" officeooo:rsid="0008f8ad" officeooo:paragraph-rsid="0008f8ad" style:font-size-asian="10pt" style:font-size-complex="10pt"/>
    </style:style>
    <style:style style:name="T1" style:family="text">
      <style:text-properties fo:color="#b2b2b2"/>
    </style:style>
    <style:style style:name="T2" style:family="text">
      <style:text-properties fo:color="#999999"/>
    </style:style>
    <style:style style:name="T3" style:family="text">
      <style:text-properties fo:color="#808080"/>
    </style:style>
    <style:style style:name="T4" style:family="text">
      <style:text-properties fo:color="#33ff99"/>
    </style:style>
    <style:style style:name="T5" style:family="text">
      <style:text-properties fo:color="#009900"/>
    </style:style>
    <style:style style:name="T6" style:family="text">
      <style:text-properties fo:color="#3333ff"/>
    </style:style>
    <style:style style:name="T7" style:family="text">
      <style:text-properties officeooo:rsid="0008f8ad"/>
    </style:style>
    <style:style style:name="T8" style:family="text">
      <style:text-properties fo:color="#666666"/>
    </style:style>
    <style:style style:name="T9" style:family="text">
      <style:text-properties fo:color="#336633"/>
    </style:style>
    <style:style style:name="T10" style:family="text">
      <style:text-properties fo:color="#00cc00"/>
    </style:style>
    <style:style style:name="T11" style:family="text">
      <style:text-properties fo:color="#006600"/>
    </style:style>
    <style:style style:name="T12" style:family="text">
      <style:text-properties fo:color="#0000ff"/>
    </style:style>
    <style:style style:name="T13" style:family="text">
      <style:text-properties fo:color="#99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1</text:span><text:tab/><text:span text:style-name="T5">#CMPS 455 Assignment No. 2</text:span></text:p>
      <text:p text:style-name="P5"><text:span text:style-name="T3">2</text:span><text:tab/><text:span text:style-name="T5">#Authors: Mark Anderson, Koppany Horvath</text:span></text:p>
      <text:p text:style-name="P5"><text:span text:style-name="T3">3</text:span><text:tab/><text:span text:style-name="T5">#Language: Python 2.7</text:span></text:p>
      <text:p text:style-name="P5"><text:span text:style-name="T3">4</text:span><text:tab/><text:span text:style-name="T5">#Task: Write a program to find the value of a postfix expression.</text:span></text:p>
      <text:p text:style-name="P5"><text:tab/><text:span text:style-name="T5">Variables are one or more characters.</text:span></text:p>
      <text:p text:style-name="P5"><text:span text:style-name="T3">5</text:span><text:tab/></text:p>
      <text:p text:style-name="P5"><text:span text:style-name="T3">6</text:span><text:tab/>def getTokens(inputStr): <text:span text:style-name="T5">#function that splits input into individual</text:span></text:p>
      <text:p text:style-name="P6"><text:tab/>parts</text:p>
      <text:p text:style-name="P5"><text:span text:style-name="T3">7</text:span><text:tab/><text:tab/>tokens = inputStr.split(<text:span text:style-name="T6">" "</text:span>) <text:span text:style-name="T5">#split by spaces</text:span></text:p>
      <text:p text:style-name="P5"><text:span text:style-name="T3">8</text:span><text:tab/><text:tab/>tokens = [x for x in tokens if len(x) &gt; 0] <text:span text:style-name="T5">#filter out empty</text:span></text:p>
      <text:p text:style-name="P6"><text:tab/>strings</text:p>
      <text:p text:style-name="P5"><text:span text:style-name="T3">9</text:span><text:tab/><text:tab/>return tokens</text:p>
      <text:p text:style-name="P5"><text:span text:style-name="T3">10</text:span><text:tab/>def isNumber(num): <text:span text:style-name="T5">#check if string represents an int</text:span></text:p>
      <text:p text:style-name="P5"><text:span text:style-name="T3">11</text:span><text:tab/><text:tab/>try: <text:span text:style-name="T5">#return true if yes</text:span></text:p>
      <text:p text:style-name="P5"><text:span text:style-name="T3">12</text:span><text:tab/><text:tab/><text:tab/>int(num)</text:p>
      <text:p text:style-name="P5"><text:span text:style-name="T3">13</text:span><text:tab/><text:tab/><text:tab/>return True</text:p>
      <text:p text:style-name="P5"><text:span text:style-name="T3">14</text:span><text:tab/><text:tab/>except: <text:span text:style-name="T5">#return false if no</text:span></text:p>
      <text:p text:style-name="P5"><text:span text:style-name="T3">15</text:span><text:tab/><text:tab/><text:tab/>return False</text:p>
      <text:p text:style-name="P5"><text:span text:style-name="T3">16</text:span><text:tab/></text:p>
      <text:p text:style-name="P5"><text:span text:style-name="T3">17</text:span><text:tab/>while True: <text:span text:style-name="T5">#repl loop</text:span></text:p>
      <text:p text:style-name="P5"><text:span text:style-name="T3">18</text:span><text:tab/><text:tab/>variables = {} <text:span text:style-name="T5">#hold vars so we only type them once</text:span></text:p>
      <text:p text:style-name="P5"><text:span text:style-name="T3">19</text:span><text:tab/><text:tab/>stack = [] <text:span text:style-name="T5">#hold the numbers for postfix operations</text:span></text:p>
      <text:p text:style-name="P5"><text:span text:style-name="T3">20</text:span><text:tab/></text:p>
      <text:p text:style-name="P5"><text:span text:style-name="T3">21</text:span><text:tab/><text:tab/>inp = raw_input(<text:span text:style-name="T6">"Enter a postfix expression with a $ at the end:"</text:span>)</text:p>
      <text:p text:style-name="P5"><text:tab/><text:span text:style-name="T5">#get user input</text:span></text:p>
      <text:p text:style-name="P5"><text:span text:style-name="T3">22</text:span><text:tab/><text:tab/>tokens = getTokens(inp) <text:span text:style-name="T5">#split the input up into small pieces for</text:span></text:p>
      <text:p text:style-name="P6"><text:tab/>processing</text:p>
      <text:p text:style-name="P5"><text:span text:style-name="T3">23</text:span><text:tab/></text:p>
      <text:p text:style-name="P5"><text:span text:style-name="T3">24</text:span><text:tab/><text:tab/>for char in tokens: <text:span text:style-name="T5">#look through each token</text:span></text:p>
      <text:p text:style-name="P5"><text:span text:style-name="T3">25</text:span><text:tab/><text:tab/><text:tab/>if char == <text:span text:style-name="T6">"$"</text:span>: <text:span text:style-name="T5">#print answer and finish if $</text:span></text:p>
      <text:p text:style-name="P5"><text:span text:style-name="T3">26</text:span><text:tab/><text:tab/><text:tab/><text:tab/>print <text:span text:style-name="T6">"\tFinal value = %d"</text:span> % stack.pop(-1)</text:p>
      <text:p text:style-name="P5"><text:span text:style-name="T3">27</text:span><text:tab/><text:tab/><text:tab/><text:tab/>break</text:p>
      <text:p text:style-name="P5"><text:span text:style-name="T3">28</text:span><text:tab/><text:tab/><text:tab/></text:p>
      <text:p text:style-name="P5"><text:span text:style-name="T3">29</text:span><text:tab/><text:tab/><text:tab/>elif isNumber(char): <text:span text:style-name="T5">#if it's a number</text:span></text:p>
      <text:p text:style-name="P5"><text:span text:style-name="T3">30</text:span><text:tab/><text:tab/><text:tab/><text:tab/>stack.append(int(char)) <text:span text:style-name="T5">#push it to the stack</text:span></text:p>
      <text:p text:style-name="P5"><text:span text:style-name="T3">31</text:span><text:tab/><text:tab/><text:tab/></text:p>
      <text:p text:style-name="P5"><text:span text:style-name="T3">32</text:span><text:tab/><text:tab/><text:tab/>elif char in [<text:span text:style-name="T6">"+"</text:span>,<text:span text:style-name="T6">"-"</text:span>,<text:span text:style-name="T6">"*"</text:span>,<text:span text:style-name="T6">"/"</text:span>]: <text:span text:style-name="T5">#if it's a math operation</text:span></text:p>
      <text:p text:style-name="P5"><text:span text:style-name="T3">33</text:span><text:tab/><text:tab/><text:tab/><text:tab/>b = stack.pop(-1) <text:span text:style-name="T5">#get b</text:span></text:p>
      <text:p text:style-name="P5"><text:span text:style-name="T3">34</text:span><text:tab/><text:tab/><text:tab/><text:tab/>a = stack.pop(-1) <text:span text:style-name="T5">#get a</text:span></text:p>
      <text:p text:style-name="P5"><text:span text:style-name="T3">35</text:span><text:tab/><text:tab/><text:tab/><text:tab/>if char == <text:span text:style-name="T6">"+"</text:span>: stack.append(a + b) <text:span text:style-name="T5">#a + b</text:span></text:p>
      <text:p text:style-name="P5"><text:span text:style-name="T3">36</text:span><text:tab/><text:tab/><text:tab/><text:tab/>elif char == <text:span text:style-name="T6">"-"</text:span>: stack.append(a - b) <text:span text:style-name="T5">#a - b</text:span></text:p>
      <text:p text:style-name="P5"><text:span text:style-name="T3">37</text:span><text:tab/><text:tab/><text:tab/><text:tab/>elif char == <text:span text:style-name="T6">"*"</text:span>: stack.append(a * b) <text:span text:style-name="T5">#a * b</text:span></text:p>
      <text:p text:style-name="P5"><text:span text:style-name="T3">38</text:span><text:tab/><text:tab/><text:tab/><text:tab/>elif char == <text:span text:style-name="T6">"/"</text:span>: stack.append(a / b) <text:span text:style-name="T5">#a / b</text:span></text:p>
      <text:p text:style-name="P5"><text:span text:style-name="T3">39</text:span><text:tab/><text:tab/><text:tab/></text:p>
      <text:p text:style-name="P5"><text:span text:style-name="T3">40</text:span><text:tab/><text:tab/><text:tab/>else: <text:span text:style-name="T5">#anything else is a variable</text:span></text:p>
      <text:p text:style-name="P5"><text:span text:style-name="T3">41</text:span><text:tab/><text:tab/><text:tab/><text:tab/>if not char in variables: <text:span text:style-name="T5">#if variable not defined</text:span></text:p>
      <text:p text:style-name="P6"><text:tab/>then define it</text:p>
      <text:p text:style-name="P5"><text:span text:style-name="T3">42</text:span><text:tab/><text:tab/><text:tab/><text:tab/><text:tab/>var = raw_input(<text:span text:style-name="T6">"Enter the value of "</text:span> + char +</text:p>
      <text:p text:style-name="P5"><text:tab/><text:span text:style-name="T6">":"</text:span>)</text:p>
      <text:p text:style-name="P5"><text:span text:style-name="T3">43</text:span><text:tab/><text:tab/><text:tab/><text:tab/><text:tab/>variables[char] = int(var) <text:span text:style-name="T5">#store int variable</text:span></text:p>
      <text:p text:style-name="P5"><text:span text:style-name="T3">44</text:span><text:tab/><text:tab/><text:tab/><text:tab/>stack.append(variables[char]) <text:span text:style-name="T5">#push to stack</text:span></text:p>
      <text:p text:style-name="P5"><text:span text:style-name="T3">45</text:span><text:tab/><text:tab/></text:p>
      <text:p text:style-name="P5"><text:span text:style-name="T3">46</text:span><text:tab/><text:tab/>inp = raw_input(<text:span text:style-name="T6">"Continue(Y/n)?"</text:span>) <text:span text:style-name="T5">#ask to continue</text:span></text:p>
      <text:p text:style-name="P5"><text:span text:style-name="T3">47</text:span><text:tab/><text:tab/>if inp.lower() == <text:span text:style-name="T6">"n"</text:span>: break <text:span text:style-name="T5">#break if not</text:span></text:p>
      <text:p text:style-name="P5"><text:span text:style-name="T3">48</text:span><text:tab/><text:tab/>print</text:p>
      <text:p text:style-name="P5"><text:span text:style-name="T3">49</text:span><text:tab/></text:p>
      <text:p text:style-name="P5"><text:span text:style-name="T3">50</text:span><text:tab/><text:span text:style-name="T6">""" Output:</text:span></text:p>
      <text:p text:style-name="P5"><text:soft-page-break/><text:span text:style-name="T3">51</text:span><text:tab/><text:span text:style-name="T6">Enter a postfix expression with a $ at the end: 20 num1 45 + tom - * $</text:span></text:p>
      <text:p text:style-name="P5"><text:span text:style-name="T3">52</text:span><text:tab/><text:span text:style-name="T6">Enter the value of num1: 10</text:span></text:p>
      <text:p text:style-name="P5"><text:span text:style-name="T3">53</text:span><text:tab/><text:span text:style-name="T6">Enter the value of tom: 5</text:span></text:p>
      <text:p text:style-name="P5"><text:span text:style-name="T3">54</text:span><text:tab/><text:span text:style-name="T6"><text:tab/>Final value = 1000</text:span></text:p>
      <text:p text:style-name="P5"><text:span text:style-name="T3">55</text:span><text:tab/><text:span text:style-name="T6">Continue(Y/n)? y</text:span></text:p>
      <text:p text:style-name="P5"><text:span text:style-name="T3">56</text:span><text:tab/></text:p>
      <text:p text:style-name="P5"><text:span text:style-name="T3">57</text:span><text:tab/><text:span text:style-name="T6">Enter a postfix expression with a $ at the end: myscore yourscore 45 +</text:span></text:p>
      <text:p text:style-name="P5"><text:tab/><text:span text:style-name="T6">100 + * $</text:span></text:p>
      <text:p text:style-name="P5"><text:span text:style-name="T3">58</text:span><text:tab/><text:span text:style-name="T6">Enter the value of myscore: 3</text:span></text:p>
      <text:p text:style-name="P5"><text:span text:style-name="T3">59</text:span><text:tab/><text:span text:style-name="T6">Enter the value of yourscore: 5</text:span></text:p>
      <text:p text:style-name="P5"><text:span text:style-name="T3">60</text:span><text:tab/><text:span text:style-name="T6"><text:tab/>Final value = 450</text:span></text:p>
      <text:p text:style-name="P5"><text:span text:style-name="T3">61</text:span><text:tab/><text:span text:style-name="T6">Continue(Y/n)? n</text:span></text:p>
      <text:p text:style-name="P5"><text:span text:style-name="T3">62</text:span><text:tab/><text:span text:style-name="T6">""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style style:name="MT1" style:family="text">
      <style:text-properties officeooo:rsid="0008f8ad"/>
    </style:style>
    <style:page-layout style:name="Mpm1">
      <style:page-layout-properties fo:page-width="8.5in" fo:page-height="11in" style:num-format="1" style:print-orientation="portrait" fo:margin-top="0.6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on &amp; Horvath<text:tab/>CMPS 455 Assignment <text:span text:style-name="MT1">2</text:span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3:54:24.686739163</meta:creation-date>
    <dc:date>2018-09-08T14:31:11.65892106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71" meta:word-count="434" meta:character-count="2342" meta:non-whitespace-character-count="1823"/>
  </office:meta>
</office:document-meta>
</file>